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02cm" fo:min-width="0.7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4ea6b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067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8cm" draw:marker-end="Arrowheads_20_1" draw:marker-end-width="0.38cm" draw:fill="none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955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8cm" draw:marker-end-width="0.28cm" draw:fill="none" draw:fill-color="#000000" draw:textarea-horizontal-align="justify" draw:textarea-vertical-align="middle" draw:auto-grow-height="false" fo:min-height="1.973cm" fo:min-width="7.12cm" fo:padding-top="0.152cm" fo:padding-bottom="0.152cm" fo:padding-left="0.277cm" fo:padding-right="0.277cm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d4ea6b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8000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8000"/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33% 58%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973cm" svg:y="2.5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cm" svg:y="2.54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27cm" svg:y="2.5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cm" svg:y="2.5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3cm" svg:y="2.5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46cm" svg:y="2.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88cm" svg:y="2.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2cm" svg:y="2.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2.315cm" svg:y="2.5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3.588cm" svg:y="2.5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4.861cm" svg:y="2.5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6.142cm" svg:y="2.5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7.415cm" svg:y="2.5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8.688cm" svg:y="2.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9.961cm" svg:y="2.5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42cm" svg:y="2.5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6cm" svg:y="5.08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3cm" svg:y="5.08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4.24cm" svg:y="5.08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6cm" svg:y="5.08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9cm" svg:y="5.08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1cm" svg:y="5.08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5cm" svg:y="5.082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8cm" svg:y="5.08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1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4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5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8cm" svg:y="5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1cm" svg:y="5.08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4cm" svg:y="5.08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5cm" svg:y="5.082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1cm" svg:y="5.08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.987cm" svg:y="7.6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84cm" svg:y="7.62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41cm" svg:y="7.6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87cm" svg:y="7.6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6cm" svg:y="7.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802cm" svg:y="7.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56cm" svg:y="7.62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9cm" svg:y="7.6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602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75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56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9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702cm" svg:y="7.6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75cm" svg:y="7.6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21.256cm" svg:y="7.62cm">
          <text:p text:style-name="P1"><text:span text:style-name="T1">-5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5.522cm" svg:y="7.62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3.497cm">
          <text:p text:style-name="P2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63cm" svg:y="3.502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3.497cm">
          <text:p text:style-name="P2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3.497cm">
          <text:p text:style-name="P2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5.997cm">
          <text:p text:style-name="P2"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46cm" svg:y="6.016cm">
          <text:p text:style-name="P2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779cm" svg:y="6.016cm">
          <text:p text:style-name="P2"><text:span text:style-name="T2">2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1.256cm" svg:y="8.559cm">
          <text:p text:style-name="P2"><text:span text:style-name="T2">6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051cm" svg:y="8.559cm">
          <text:p text:style-name="P2"><text:span text:style-name="T2">5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9.803cm" svg:y="8.559cm">
          <text:p text:style-name="P2"><text:span text:style-name="T2">5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283cm" svg:y="8.578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02cm" svg:height="1.673cm" svg:x="22.527cm" svg:y="2.673cm">
          <draw:text-box>
            <text:p>16-bit float</text:p>
          </draw:text-box>
        </draw:frame>
        <draw:frame draw:style-name="gr6" draw:text-style-name="P7" draw:layer="layout" svg:width="3.502cm" svg:height="1.673cm" svg:x="22.527cm" svg:y="5.255cm">
          <draw:text-box>
            <text:p>32-bit float</text:p>
          </draw:text-box>
        </draw:frame>
        <draw:frame draw:style-name="gr6" draw:text-style-name="P7" draw:layer="layout" svg:width="3.502cm" svg:height="1.673cm" svg:x="22.527cm" svg:y="7.78cm">
          <draw:text-box>
            <text:p>64-bit float</text:p>
          </draw:text-box>
        </draw:frame>
        <draw:custom-shape draw:style-name="gr3" draw:text-style-name="P1" draw:layer="layout" svg:width="1.27cm" svg:height="1.27cm" svg:x="2.979cm" svg:y="10.16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.276cm" svg:y="10.169cm">
          <text:p text:style-name="P2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27cm" svg:x="4.233cm" svg:y="10.169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6.779cm" svg:y="10.16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8.052cm" svg:y="10.16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9.794cm" svg:y="10.16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7cm" svg:height="1.27cm" svg:x="11.048cm" svg:y="10.169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2.321cm" svg:y="10.169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3.594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4.867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6.148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7.421cm" svg:y="10.1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8.694cm" svg:y="10.169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19.967cm" svg:y="10.169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7cm" svg:height="1.27cm" svg:x="21.248cm" svg:y="10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27cm" svg:height="1.27cm" svg:x="5.514cm" svg:y="10.169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827cm" svg:height="1.673cm" svg:x="22.519cm" svg:y="10.329cm">
          <draw:text-box>
            <text:p>128-bit float</text:p>
          </draw:text-box>
        </draw:frame>
        <draw:custom-shape draw:style-name="gr7" draw:text-style-name="P6" draw:layer="layout" svg:width="1.601cm" svg:height="1.27cm" svg:x="1.104cm" svg:y="11.154cm">
          <text:p text:style-name="P2"><text:span text:style-name="T2">127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7.894cm" svg:y="11.154cm">
          <text:p text:style-name="P2"><text:span text:style-name="T2">1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1.303cm" svg:y="11.102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601cm" svg:height="1.27cm" svg:x="9.644cm" svg:y="11.154cm">
          <text:p text:style-name="P2"><text:span text:style-name="T2">111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2.971cm" svg:y1="1.652cm" svg:x2="9.328cm" svg:y2="1.652cm">
          <text:p/>
        </draw:line>
        <draw:frame draw:style-name="gr9" draw:text-style-name="P7" draw:layer="layout" svg:width="3.177cm" svg:height="0.962cm" svg:x="4.635cm" svg:y="0.62cm">
          <draw:text-box>
            <text:p>Exponent</text:p>
          </draw:text-box>
        </draw:frame>
        <draw:line draw:style-name="gr8" draw:text-style-name="P9" draw:layer="layout" svg:x1="9.804cm" svg:y1="1.633cm" svg:x2="22.542cm" svg:y2="1.633cm">
          <text:p/>
        </draw:line>
        <draw:frame draw:style-name="gr10" draw:text-style-name="P7" draw:layer="layout" svg:width="3.038cm" svg:height="0.962cm" svg:x="14.725cm" svg:y="0.609cm">
          <draw:text-box>
            <text:p>Mantissa</text:p>
          </draw:text-box>
        </draw:frame>
        <draw:frame draw:style-name="gr11" draw:text-style-name="P7" draw:layer="layout" svg:width="1.768cm" svg:height="0.962cm" svg:x="1.089cm" svg:y="0.582cm">
          <draw:text-box>
            <text:p>Sign</text:p>
          </draw:text-box>
        </draw:frame>
        <draw:line draw:style-name="gr8" draw:text-style-name="P9" draw:layer="layout" svg:x1="1.265cm" svg:y1="1.652cm" svg:x2="2.54cm" svg:y2="1.652cm">
          <text:p/>
        </draw:line>
        <draw:frame draw:style-name="gr11" draw:text-style-name="P7" draw:layer="layout" svg:width="0.748cm" svg:height="0.962cm" svg:x="2.418cm" svg:y="10.438cm">
          <draw:text-box>
            <text:p>*</text:p>
          </draw:text-box>
        </draw:frame>
        <draw:frame draw:style-name="gr11" draw:text-style-name="P7" draw:layer="layout" svg:width="0.748cm" svg:height="0.962cm" svg:x="2.418cm" svg:y="7.895cm">
          <draw:text-box>
            <text:p>*</text:p>
          </draw:text-box>
        </draw:frame>
        <draw:frame draw:style-name="gr11" draw:text-style-name="P7" draw:layer="layout" svg:width="0.748cm" svg:height="0.962cm" svg:x="2.418cm" svg:y="5.333cm">
          <draw:text-box>
            <text:p>*</text:p>
          </draw:text-box>
        </draw:frame>
        <draw:frame draw:style-name="gr11" draw:text-style-name="P7" draw:layer="layout" svg:width="0.748cm" svg:height="0.962cm" svg:x="2.399cm" svg:y="2.79cm">
          <draw:text-box>
            <text:p>*</text:p>
          </draw:text-box>
        </draw:frame>
        <draw:frame draw:style-name="gr11" draw:text-style-name="P7" draw:layer="layout" svg:width="0.748cm" svg:height="0.962cm" svg:x="9.18cm" svg:y="2.79cm">
          <draw:text-box>
            <text:p>*</text:p>
          </draw:text-box>
        </draw:frame>
        <draw:frame draw:style-name="gr11" draw:text-style-name="P7" draw:layer="layout" svg:width="0.748cm" svg:height="0.962cm" svg:x="9.199cm" svg:y="5.333cm">
          <draw:text-box>
            <text:p>*</text:p>
          </draw:text-box>
        </draw:frame>
        <draw:frame draw:style-name="gr11" draw:text-style-name="P7" draw:layer="layout" svg:width="0.748cm" svg:height="0.962cm" svg:x="9.199cm" svg:y="7.914cm">
          <draw:text-box>
            <text:p>*</text:p>
          </draw:text-box>
        </draw:frame>
        <draw:frame draw:style-name="gr11" draw:text-style-name="P7" draw:layer="layout" svg:width="0.748cm" svg:height="0.962cm" svg:x="9.199cm" svg:y="10.452cm">
          <draw:text-box>
            <text:p>*</text:p>
          </draw:text-box>
        </draw:frame>
        <draw:frame draw:style-name="gr12" draw:text-style-name="P7" draw:layer="layout" svg:width="3.601cm" svg:height="0.962cm" svg:x="3.701cm" svg:y="12.373cm">
          <draw:text-box>
            <text:p>Bit position</text:p>
          </draw:text-box>
        </draw:frame>
        <draw:line draw:style-name="gr13" draw:text-style-name="P9" draw:layer="layout" svg:x1="3.828cm" svg:y1="12.741cm" svg:x2="2.54cm" svg:y2="12.065cm">
          <text:p/>
        </draw:line>
        <draw:line draw:style-name="gr13" draw:text-style-name="P9" draw:layer="layout" svg:x1="7.093cm" svg:y1="12.892cm" svg:x2="8.181cm" svg:y2="12.028cm">
          <text:p/>
        </draw:line>
        <draw:frame draw:style-name="gr11" draw:text-style-name="P10" draw:layer="layout" svg:width="1.056cm" svg:height="0.962cm" svg:x="7.137cm" svg:y="10.045cm">
          <draw:text-box>
            <text:p>2<text:span text:style-name="T3">1</text:span></text:p>
          </draw:text-box>
        </draw:frame>
        <draw:frame draw:style-name="gr14" draw:text-style-name="P10" draw:layer="layout" svg:width="1.56cm" svg:height="0.962cm" svg:x="21.131cm" svg:y="10.078cm">
          <draw:text-box>
            <text:p>2<text:span text:style-name="T3">-112</text:span></text:p>
          </draw:text-box>
        </draw:frame>
        <draw:frame draw:style-name="gr14" draw:text-style-name="P10" draw:layer="layout" svg:width="1.535cm" svg:height="0.962cm" svg:x="19.894cm" svg:y="10.078cm">
          <draw:text-box>
            <text:p>2<text:span text:style-name="T3">-111</text:span></text:p>
          </draw:text-box>
        </draw:frame>
        <draw:frame draw:style-name="gr11" draw:text-style-name="P10" draw:layer="layout" svg:width="1.056cm" svg:height="0.962cm" svg:x="8.437cm" svg:y="10.045cm">
          <draw:text-box>
            <text:p>2<text:span text:style-name="T3">0</text:span></text:p>
          </draw:text-box>
        </draw:frame>
        <draw:frame draw:style-name="gr15" draw:text-style-name="P10" draw:layer="layout" svg:width="1.26cm" svg:height="0.962cm" svg:x="3.143cm" svg:y="10.045cm">
          <draw:text-box>
            <text:p>2<text:span text:style-name="T3">14</text:span></text:p>
          </draw:text-box>
        </draw:frame>
        <draw:frame draw:style-name="gr15" draw:text-style-name="P10" draw:layer="layout" svg:width="1.26cm" svg:height="0.962cm" svg:x="3.143cm" svg:y="7.488cm">
          <draw:text-box>
            <text:p>2<text:span text:style-name="T3">10</text:span></text:p>
          </draw:text-box>
        </draw:frame>
        <draw:frame draw:style-name="gr15" draw:text-style-name="P10" draw:layer="layout" svg:width="1.26cm" svg:height="0.962cm" svg:x="3.34cm" svg:y="4.978cm">
          <draw:text-box>
            <text:p>2<text:span text:style-name="T3">7</text:span></text:p>
          </draw:text-box>
        </draw:frame>
        <draw:frame draw:style-name="gr15" draw:text-style-name="P10" draw:layer="layout" svg:width="1.26cm" svg:height="0.962cm" svg:x="7.194cm" svg:y="7.493cm">
          <draw:text-box>
            <text:p>2<text:span text:style-name="T3">1</text:span></text:p>
          </draw:text-box>
        </draw:frame>
        <draw:frame draw:style-name="gr15" draw:text-style-name="P10" draw:layer="layout" svg:width="1.26cm" svg:height="0.962cm" svg:x="8.451cm" svg:y="7.493cm">
          <draw:text-box>
            <text:p>2<text:span text:style-name="T3">0</text:span></text:p>
          </draw:text-box>
        </draw:frame>
        <draw:frame draw:style-name="gr15" draw:text-style-name="P10" draw:layer="layout" svg:width="1.26cm" svg:height="0.962cm" svg:x="3.337cm" svg:y="2.419cm">
          <draw:text-box>
            <text:p>2<text:span text:style-name="T3">4</text:span></text:p>
          </draw:text-box>
        </draw:frame>
        <draw:frame draw:style-name="gr16" draw:text-style-name="P10" draw:layer="layout" svg:width="1.26cm" svg:height="1.067cm" svg:x="4.405cm" svg:y="10.045cm">
          <draw:text-box>
            <text:p>2<text:span text:style-name="T3">13</text:span></text:p>
          </draw:text-box>
        </draw:frame>
        <draw:frame draw:style-name="gr15" draw:text-style-name="P10" draw:layer="layout" svg:width="1.26cm" svg:height="0.962cm" svg:x="4.637cm" svg:y="2.419cm">
          <draw:text-box>
            <text:p>2<text:span text:style-name="T3">3</text:span></text:p>
          </draw:text-box>
        </draw:frame>
        <draw:frame draw:style-name="gr15" draw:text-style-name="P10" draw:layer="layout" svg:width="1.26cm" svg:height="0.962cm" svg:x="5.875cm" svg:y="2.419cm">
          <draw:text-box>
            <text:p>2<text:span text:style-name="T3">2</text:span></text:p>
          </draw:text-box>
        </draw:frame>
        <draw:frame draw:style-name="gr15" draw:text-style-name="P10" draw:layer="layout" svg:width="1.26cm" svg:height="0.962cm" svg:x="7.157cm" svg:y="2.422cm">
          <draw:text-box>
            <text:p>2<text:span text:style-name="T3">1</text:span></text:p>
          </draw:text-box>
        </draw:frame>
        <draw:frame draw:style-name="gr15" draw:text-style-name="P10" draw:layer="layout" svg:width="1.26cm" svg:height="0.962cm" svg:x="8.438cm" svg:y="2.422cm">
          <draw:text-box>
            <text:p>2<text:span text:style-name="T3">0</text:span></text:p>
          </draw:text-box>
        </draw:frame>
        <draw:frame draw:style-name="gr15" draw:text-style-name="P10" draw:layer="layout" svg:width="1.26cm" svg:height="0.962cm" svg:x="4.643cm" svg:y="7.488cm">
          <draw:text-box>
            <text:p>2<text:span text:style-name="T3">9</text:span></text:p>
          </draw:text-box>
        </draw:frame>
        <draw:frame draw:style-name="gr15" draw:text-style-name="P10" draw:layer="layout" svg:width="1.26cm" svg:height="0.962cm" svg:x="4.621cm" svg:y="4.978cm">
          <draw:text-box>
            <text:p>2<text:span text:style-name="T3">6</text:span></text:p>
          </draw:text-box>
        </draw:frame>
        <draw:frame draw:style-name="gr15" draw:text-style-name="P10" draw:layer="layout" svg:width="1.26cm" svg:height="0.962cm" svg:x="7.202cm" svg:y="4.978cm">
          <draw:text-box>
            <text:p>2<text:span text:style-name="T3">1</text:span></text:p>
          </draw:text-box>
        </draw:frame>
        <draw:frame draw:style-name="gr15" draw:text-style-name="P10" draw:layer="layout" svg:width="1.26cm" svg:height="0.962cm" svg:x="8.451cm" svg:y="4.974cm">
          <draw:text-box>
            <text:p>2<text:span text:style-name="T3">0</text:span></text:p>
          </draw:text-box>
        </draw:frame>
        <draw:frame draw:style-name="gr15" draw:text-style-name="P10" draw:layer="layout" svg:width="1.26cm" svg:height="0.962cm" svg:x="10.062cm" svg:y="2.422cm">
          <draw:text-box>
            <text:p>2<text:span text:style-name="T3">-1</text:span></text:p>
          </draw:text-box>
        </draw:frame>
        <draw:frame draw:style-name="gr15" draw:text-style-name="P10" draw:layer="layout" svg:width="1.26cm" svg:height="0.962cm" svg:x="10.062cm" svg:y="4.965cm">
          <draw:text-box>
            <text:p>2<text:span text:style-name="T3">-1</text:span></text:p>
          </draw:text-box>
        </draw:frame>
        <draw:frame draw:style-name="gr15" draw:text-style-name="P10" draw:layer="layout" svg:width="1.26cm" svg:height="0.962cm" svg:x="10.062cm" svg:y="7.508cm">
          <draw:text-box>
            <text:p>2<text:span text:style-name="T3">-1</text:span></text:p>
          </draw:text-box>
        </draw:frame>
        <draw:frame draw:style-name="gr15" draw:text-style-name="P10" draw:layer="layout" svg:width="1.26cm" svg:height="0.962cm" svg:x="10.062cm" svg:y="10.046cm">
          <draw:text-box>
            <text:p>2<text:span text:style-name="T3">-1</text:span></text:p>
          </draw:text-box>
        </draw:frame>
        <draw:frame draw:style-name="gr15" draw:text-style-name="P10" draw:layer="layout" svg:width="1.26cm" svg:height="0.962cm" svg:x="11.319cm" svg:y="10.046cm">
          <draw:text-box>
            <text:p>2<text:span text:style-name="T3">-2</text:span></text:p>
          </draw:text-box>
        </draw:frame>
        <draw:frame draw:style-name="gr15" draw:text-style-name="P10" draw:layer="layout" svg:width="1.26cm" svg:height="0.962cm" svg:x="11.319cm" svg:y="7.503cm">
          <draw:text-box>
            <text:p>2<text:span text:style-name="T3">-2</text:span></text:p>
          </draw:text-box>
        </draw:frame>
        <draw:frame draw:style-name="gr15" draw:text-style-name="P10" draw:layer="layout" svg:width="1.26cm" svg:height="0.962cm" svg:x="11.319cm" svg:y="4.946cm">
          <draw:text-box>
            <text:p>2<text:span text:style-name="T3">-2</text:span></text:p>
          </draw:text-box>
        </draw:frame>
        <draw:frame draw:style-name="gr15" draw:text-style-name="P10" draw:layer="layout" svg:width="1.26cm" svg:height="0.962cm" svg:x="11.3cm" svg:y="2.422cm">
          <draw:text-box>
            <text:p>2<text:span text:style-name="T3">-2</text:span></text:p>
          </draw:text-box>
        </draw:frame>
        <draw:frame draw:style-name="gr15" draw:text-style-name="P10" draw:layer="layout" svg:width="1.26cm" svg:height="0.962cm" svg:x="12.562cm" svg:y="2.422cm">
          <draw:text-box>
            <text:p>2<text:span text:style-name="T3">-3</text:span></text:p>
          </draw:text-box>
        </draw:frame>
        <draw:frame draw:style-name="gr15" draw:text-style-name="P10" draw:layer="layout" svg:width="1.26cm" svg:height="0.962cm" svg:x="13.824cm" svg:y="2.422cm">
          <draw:text-box>
            <text:p>2<text:span text:style-name="T3">-4</text:span></text:p>
          </draw:text-box>
        </draw:frame>
        <draw:frame draw:style-name="gr15" draw:text-style-name="P10" draw:layer="layout" svg:width="1.26cm" svg:height="0.962cm" svg:x="15.1cm" svg:y="2.422cm">
          <draw:text-box>
            <text:p>2<text:span text:style-name="T3">-5</text:span></text:p>
          </draw:text-box>
        </draw:frame>
        <draw:frame draw:style-name="gr15" draw:text-style-name="P10" draw:layer="layout" svg:width="1.26cm" svg:height="0.962cm" svg:x="16.381cm" svg:y="2.422cm">
          <draw:text-box>
            <text:p>2<text:span text:style-name="T3">-6</text:span></text:p>
          </draw:text-box>
        </draw:frame>
        <draw:frame draw:style-name="gr15" draw:text-style-name="P10" draw:layer="layout" svg:width="1.26cm" svg:height="0.962cm" svg:x="11.3cm" svg:y="2.422cm">
          <draw:text-box>
            <text:p>2<text:span text:style-name="T3">-</text:span><text:span text:style-name="T3">2</text:span></text:p>
          </draw:text-box>
        </draw:frame>
        <draw:frame draw:style-name="gr15" draw:text-style-name="P10" draw:layer="layout" svg:width="1.26cm" svg:height="0.962cm" svg:x="17.68cm" svg:y="2.422cm">
          <draw:text-box>
            <text:p>2<text:span text:style-name="T3">-7</text:span></text:p>
          </draw:text-box>
        </draw:frame>
        <draw:frame draw:style-name="gr15" draw:text-style-name="P10" draw:layer="layout" svg:width="1.26cm" svg:height="0.962cm" svg:x="18.96cm" svg:y="2.422cm">
          <draw:text-box>
            <text:p>2<text:span text:style-name="T3">-8</text:span></text:p>
          </draw:text-box>
        </draw:frame>
        <draw:frame draw:style-name="gr15" draw:text-style-name="P10" draw:layer="layout" svg:width="1.26cm" svg:height="0.962cm" svg:x="20.2cm" svg:y="2.422cm">
          <draw:text-box>
            <text:p>2<text:span text:style-name="T3">-9</text:span></text:p>
          </draw:text-box>
        </draw:frame>
        <draw:frame draw:style-name="gr6" draw:text-style-name="P10" draw:layer="layout" svg:width="1.396cm" svg:height="1.673cm" svg:x="21.3cm" svg:y="2.422cm">
          <draw:text-box>
            <text:p>2<text:span text:style-name="T3">-10</text:span></text:p>
          </draw:text-box>
        </draw:frame>
        <draw:frame draw:style-name="gr6" draw:text-style-name="P10" draw:layer="layout" svg:width="1.455cm" svg:height="1.673cm" svg:x="20.04cm" svg:y="4.962cm">
          <draw:text-box>
            <text:p>2<text:span text:style-name="T3">-</text:span><text:span text:style-name="T3">22</text:span></text:p>
          </draw:text-box>
        </draw:frame>
        <draw:frame draw:style-name="gr6" draw:text-style-name="P10" draw:layer="layout" svg:width="1.455cm" svg:height="1.673cm" svg:x="21.341cm" svg:y="4.963cm">
          <draw:text-box>
            <text:p>2<text:span text:style-name="T3">-</text:span><text:span text:style-name="T3">23</text:span></text:p>
          </draw:text-box>
        </draw:frame>
        <draw:custom-shape draw:style-name="gr5" draw:text-style-name="P6" draw:layer="layout" svg:width="1.27cm" svg:height="1.27cm" svg:x="21.263cm" svg:y="6.042cm">
          <text:p text:style-name="P2"><text:span text:style-name="T2">0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455cm" svg:height="1.673cm" svg:x="20.041cm" svg:y="7.523cm">
          <draw:text-box>
            <text:p>2<text:span text:style-name="T3">-51</text:span></text:p>
          </draw:text-box>
        </draw:frame>
        <draw:frame draw:style-name="gr6" draw:text-style-name="P10" draw:layer="layout" svg:width="1.455cm" svg:height="1.673cm" svg:x="21.342cm" svg:y="7.524cm">
          <draw:text-box>
            <text:p>2<text:span text:style-name="T3">-52</text:span></text:p>
          </draw:text-box>
        </draw:frame>
        <draw:frame draw:style-name="gr17" draw:text-style-name="P11" draw:layer="layout" svg:width="0.199cm" svg:height="0.47cm" svg:x="11.747cm" svg:y="14.0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3" draw:layer="layout" svg:width="3.275cm" svg:height="0.806cm" svg:x="4.487cm" svg:y="1.727cm">
          <draw:text-box>
            <text:p text:style-name="P12"><text:span text:style-name="T2">NBE </text:span><text:span text:style-name="T2">= 5 </text:span><text:span text:style-name="T2">bits</text:span></text:p>
          </draw:text-box>
        </draw:frame>
        <draw:frame draw:style-name="gr14" draw:text-style-name="P13" draw:layer="layout" svg:width="3.275cm" svg:height="0.806cm" svg:x="4.507cm" svg:y="4.267cm">
          <draw:text-box>
            <text:p text:style-name="P12"><text:span text:style-name="T2">NBE = 8 bits</text:span></text:p>
          </draw:text-box>
        </draw:frame>
        <draw:frame draw:style-name="gr14" draw:text-style-name="P13" draw:layer="layout" svg:width="3.512cm" svg:height="0.806cm" svg:x="4.387cm" svg:y="6.807cm">
          <draw:text-box>
            <text:p text:style-name="P12"><text:span text:style-name="T2">NBE = 11 bits</text:span></text:p>
          </draw:text-box>
        </draw:frame>
        <draw:frame draw:style-name="gr14" draw:text-style-name="P13" draw:layer="layout" svg:width="3.55cm" svg:height="0.806cm" svg:x="4.363cm" svg:y="9.363cm">
          <draw:text-box>
            <text:p text:style-name="P12"><text:span text:style-name="T2">NBE = 15 bits</text:span></text:p>
          </draw:text-box>
        </draw:frame>
        <draw:frame draw:style-name="gr14" draw:text-style-name="P13" draw:layer="layout" svg:width="3.63cm" svg:height="0.806cm" svg:x="14.327cm" svg:y="1.727cm">
          <draw:text-box>
            <text:p text:style-name="P12"><text:span text:style-name="T2">NBM = 10 </text:span><text:span text:style-name="T2">bits</text:span></text:p>
          </draw:text-box>
        </draw:frame>
        <draw:frame draw:style-name="gr14" draw:text-style-name="P13" draw:layer="layout" svg:width="3.63cm" svg:height="0.806cm" svg:x="14.347cm" svg:y="4.267cm">
          <draw:text-box>
            <text:p text:style-name="P12"><text:span text:style-name="T2">NBM = 23 bits</text:span></text:p>
          </draw:text-box>
        </draw:frame>
        <draw:frame draw:style-name="gr14" draw:text-style-name="P13" draw:layer="layout" svg:width="3.63cm" svg:height="0.806cm" svg:x="14.352cm" svg:y="6.807cm">
          <draw:text-box>
            <text:p text:style-name="P12"><text:span text:style-name="T2">NBM = 52 bits</text:span></text:p>
          </draw:text-box>
        </draw:frame>
        <draw:frame draw:style-name="gr14" draw:text-style-name="P13" draw:layer="layout" svg:width="3.868cm" svg:height="0.806cm" svg:x="14.229cm" svg:y="9.354cm">
          <draw:text-box>
            <text:p text:style-name="P12"><text:span text:style-name="T2">NBM = 112 bits</text:span></text:p>
          </draw:text-box>
        </draw:frame>
        <draw:frame draw:style-name="gr18" draw:text-style-name="P14" draw:layer="layout" svg:width="4.26cm" svg:height="1.519cm" svg:x="9.075cm" svg:y="12.382cm">
          <draw:object xlink:href="./Object 2" xlink:type="simple" xlink:show="embed" xlink:actuate="onLoad">
            <loext:p text:style-name="P11"/>
          </draw:object>
          <draw:image xlink:href="./ObjectReplacements/Object 2" xlink:type="simple" xlink:show="embed" xlink:actuate="onLoad"/>
        </draw:frame>
        <draw:frame draw:style-name="gr17" draw:text-style-name="P11" draw:layer="layout" svg:width="10.301cm" svg:height="1.519cm" svg:x="9.066cm" svg:y="14.0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1" draw:layer="layout" svg:width="4.527cm" svg:height="0.759cm" svg:x="14.438cm" svg:y="12.7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5" draw:text-style-name="P6" draw:layer="layout" svg:width="1.27cm" svg:height="1.27cm" svg:x="2.956cm" svg:y="3.497cm">
          <text:p text:style-name="P2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6.017cm">
          <text:p text:style-name="P2"><text:span text:style-name="T2">3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2.956cm" svg:y="8.557cm">
          <text:p text:style-name="P2"><text:span text:style-name="T2">62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489cm" svg:height="1.27cm" svg:x="2.836cm" svg:y="11.137cm">
          <text:p text:style-name="P2"><text:span text:style-name="T2">126</text:span></text:p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6.916cm" svg:height="0.725cm" svg:x="20.422cm" svg:y="12.661cm">
          <draw:text-box>
            <text:p text:style-name="P15"><text:span text:style-name="T4">N</text:span><text:span text:style-name="T4">B</text:span><text:span text:style-name="T4">E</text:span><text:span text:style-name="T4"> </text:span><text:span text:style-name="T4">=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b</text:span><text:span text:style-name="T4">i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E</text:span><text:span text:style-name="T4">x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/text:p>
          </draw:text-box>
        </draw:frame>
        <draw:frame draw:style-name="gr14" draw:text-style-name="P16" draw:layer="layout" svg:width="6.882cm" svg:height="0.725cm" svg:x="20.423cm" svg:y="13.562cm">
          <draw:text-box>
            <text:p text:style-name="P15"><text:span text:style-name="T4">NBM = number of bits in Mantissa</text:span></text:p>
          </draw:text-box>
        </draw:frame>
        <draw:custom-shape draw:style-name="gr20" draw:text-style-name="P17" draw:layer="layout" svg:width="7.62cm" svg:height="2.223cm" svg:x="20.002cm" svg:y="12.38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2-01-14T16:05:56.703194161</dc:date>
    <meta:editing-duration>PT1H51M</meta:editing-duration>
    <meta:editing-cycles>28</meta:editing-cycles>
    <meta:generator>LibreOffice/7.2.2.2$Linux_X86_64 LibreOffice_project/20$Build-2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 mathvariant="italic">NBE</mi>
              <mo stretchy="false">−</mo>
              <mn>1</mn>
            </mrow>
          </munderover>
          <msub>
            <mi>B</mi>
            <mrow>
              <mi mathvariant="italic">NBM</mi>
              <mo stretchy="false">+</mo>
              <mi>i</mi>
            </mrow>
          </msub>
        </mrow>
      </mrow>
      <msup>
        <mn>2</mn>
        <mi>i</mi>
      </msup>
    </mrow>
    <annotation encoding="StarMath 5.0">E = sum from{i=0} to{NBE-1} B_{NBM+i} 2^{i}
</annotation>
  </semantics>
</math>
</file>

<file path=Object 3/content.xml><?xml version="1.0" encoding="utf-8"?>
<math xmlns="http://www.w3.org/1998/Math/MathML" display="block">
  <semantics>
    <mrow>
      <mi mathvariant="italic">Value</mi>
      <mo stretchy="false">=</mo>
      <mrow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i>S</mi>
        </msup>
        <mo stretchy="false">∗</mo>
        <mrow>
          <mo fence="true" form="prefix" stretchy="false">(</mo>
          <mrow>
            <mrow>
              <mrow>
                <mn>1.0</mn>
                <mo stretchy="false">+</mo>
                <mrow>
                  <munderover>
                    <mo stretchy="false">∑</mo>
                    <mrow>
                      <mi>i</mi>
                      <mo stretchy="false">=</mo>
                      <mn>0</mn>
                    </mrow>
                    <mrow>
                      <mi mathvariant="italic">NBM</mi>
                      <mo stretchy="false">−</mo>
                      <mn>1</mn>
                    </mrow>
                  </munderover>
                  <msub>
                    <mi>B</mi>
                    <mi>i</mi>
                  </msub>
                </mrow>
              </mrow>
              <msup>
                <mn>2</mn>
                <mrow>
                  <mi>i</mi>
                  <mo stretchy="false">−</mo>
                  <mi mathvariant="italic">NBM</mi>
                </mrow>
              </msup>
            </mrow>
          </mrow>
          <mo fence="true" form="postfix" stretchy="false">)</mo>
        </mrow>
        <mo stretchy="false">∗</mo>
        <msup>
          <mn>2</mn>
          <mrow>
            <mi>E</mi>
            <mo stretchy="false">−</mo>
            <mi mathvariant="italic">Bias</mi>
          </mrow>
        </msup>
      </mrow>
    </mrow>
    <annotation encoding="StarMath 5.0">Value = (-1)^{S} * (1.0 + sum from{i=0} to{NBM-1} B_{i} 2^{i-NBM}) * 2^{E-Bias}</annotation>
  </semantics>
</math>
</file>

<file path=Object 4/content.xml><?xml version="1.0" encoding="utf-8"?>
<math xmlns="http://www.w3.org/1998/Math/MathML" display="block">
  <semantics>
    <mrow>
      <mi mathvariant="italic">Bias</mi>
      <mo stretchy="false">=</mo>
      <mrow>
        <mo fence="true" form="prefix" stretchy="false">(</mo>
        <mrow>
          <mrow>
            <msup>
              <mn>2</mn>
              <mrow>
                <mo fence="true" form="prefix" stretchy="false">(</mo>
                <mrow>
                  <mrow>
                    <mi mathvariant="italic">NBE</mi>
                    <mo stretchy="false">−</mo>
                    <mn>1</mn>
                  </mrow>
                </mrow>
                <mo fence="true" form="postfix" stretchy="false">)</mo>
              </mrow>
            </msup>
            <mo stretchy="false">−</mo>
            <mn>1</mn>
          </mrow>
        </mrow>
        <mo fence="true" form="postfix" stretchy="false">)</mo>
      </mrow>
    </mrow>
    <annotation encoding="StarMath 5.0">Bias = (2^{(NBE-1)}-1)</annotation>
  </semantics>
</math>
</file>